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xedValueGenerator.generate( ClassEmitter ce , Context context , List method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FixedValueGenerator.generateStatic( CodeEmitter e , Context context , List metho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